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fo:font-size="14pt" officeooo:rsid="00075109" officeooo:paragraph-rsid="00075109" style:font-size-asian="12.25pt" style:font-size-complex="14pt"/>
    </style:style>
    <style:style style:name="P2" style:family="paragraph" style:parent-style-name="Standard">
      <style:text-properties style:font-name="Abyssinica SIL" fo:font-size="12pt" officeooo:rsid="00075109" officeooo:paragraph-rsid="00075109" style:font-size-asian="12pt" style:font-size-complex="12pt"/>
    </style:style>
    <style:style style:name="P3" style:family="paragraph" style:parent-style-name="Standard" style:list-style-name="L1">
      <style:text-properties style:font-name="Abyssinica SIL" fo:font-size="12pt" officeooo:rsid="00075109" officeooo:paragraph-rsid="00075109" style:font-size-asian="12pt" style:font-size-complex="12pt"/>
    </style:style>
    <style:style style:name="P4" style:family="paragraph" style:parent-style-name="Standard">
      <style:text-properties style:font-name="Abyssinica SIL" fo:font-size="12pt" officeooo:rsid="00075109" officeooo:paragraph-rsid="0009d96b" style:font-size-asian="12pt" style:font-size-complex="12pt"/>
    </style:style>
    <style:style style:name="P5" style:family="paragraph" style:parent-style-name="Standard">
      <style:text-properties style:font-name="Abyssinica SIL" fo:font-size="12pt" officeooo:rsid="00075109" officeooo:paragraph-rsid="00075109" style:font-size-asian="12pt" style:font-size-complex="12pt"/>
    </style:style>
    <style:style style:name="P6" style:family="paragraph" style:parent-style-name="Standard">
      <style:text-properties officeooo:paragraph-rsid="0009d96b"/>
    </style:style>
    <style:style style:name="T1" style:family="text">
      <style:text-properties officeooo:rsid="0009d96b"/>
    </style:style>
    <style:style style:name="T2" style:family="text">
      <style:text-properties style:font-name="Abyssinica SIL" fo:font-size="12pt" officeooo:rsid="0009d96b"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site</text:p>
      <text:p text:style-name="P1"/>
      <text:p text:style-name="P4"><text:span text:style-name="T1">Mein selbstdefiniertes Ziel für die Website war: blitzschnelle Response, hochperformant auch mit zweihundert Clients.</text:span></text:p>
      <text:p text:style-name="P6"><text:span text:style-name="T2">Basierend auf dieser Prämisse sind eigne Designentscheide gefällt worden. Zum Beispiel wurde für das Backend fastapi verwendet. Fastapi ist ein hochperformantes web Framework. Es bietet ein Schnittstelle für Python Webserver, die asynchronen Code ausführen können. Fastapi wurde von flask inspiriert[ ]. [ ] Dieser Zuwachs von Performance lässt sich darauf zurückzuführen, dass das Framework ASGI basiert ist.</text:span></text:p>
      <text:p text:style-name="P2"/>
      <text:list xml:id="list3522507570" text:style-name="L1">
        <text:list-item>
          <text:p text:style-name="P3">Lightweight (kein javascrip<text:span text:style-name="T1">t</text:span>)</text:p>
        </text:list-item>
        <text:list-item>
          <text:p text:style-name="P3">Bilder, welche angezeigt werden, so klein wie möglich. </text:p>
        </text:list-item>
        <text:list-item>
          <text:p text:style-name="P3">Websockets für bidirektionale Kommunikation zwischen Smartphone und Webserver. <text:span text:style-name="T1">Somit gibt es eine Verbindung in beide Richtungen, welche für den </text:span>Austausch von Statusinformationen <text:span text:style-name="T1">genutzt wird.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1:18:36.975733467</meta:creation-date>
    <dc:date>2021-10-19T16:47:07.835016827</dc:date>
    <meta:editing-duration>PT25M57S</meta:editing-duration>
    <meta:editing-cycles>3</meta:editing-cycles>
    <meta:generator>LibreOffice/6.0.7.3$Linux_X86_64 LibreOffice_project/00m0$Build-3</meta:generator>
    <meta:document-statistic meta:table-count="0" meta:image-count="0" meta:object-count="0" meta:page-count="1" meta:paragraph-count="6" meta:word-count="110" meta:character-count="813" meta:non-whitespace-character-count="710"/>
  </office:meta>
</office:document-meta>
</file>